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d3b" officeooo:paragraph-rsid="00185d3b"/>
    </style:style>
    <style:style style:name="P2" style:family="paragraph" style:parent-style-name="Standard">
      <style:text-properties officeooo:rsid="001a19c4" officeooo:paragraph-rsid="001a19c4"/>
    </style:style>
    <style:style style:name="P3" style:family="paragraph" style:parent-style-name="Standard">
      <style:text-properties officeooo:rsid="0015f133" officeooo:paragraph-rsid="001a19c4"/>
    </style:style>
    <style:style style:name="P4" style:family="paragraph" style:parent-style-name="Standard">
      <style:text-properties officeooo:rsid="0014a513" officeooo:paragraph-rsid="001a19c4"/>
    </style:style>
    <style:style style:name="P5" style:family="paragraph" style:parent-style-name="Standard">
      <style:text-properties fo:font-weight="bold" officeooo:rsid="001a19c4" officeooo:paragraph-rsid="001a19c4" style:font-weight-asian="bold" style:font-weight-complex="bold"/>
    </style:style>
    <style:style style:name="P6" style:family="paragraph" style:parent-style-name="Standard">
      <style:text-properties fo:font-weight="bold" officeooo:rsid="00185d3b" officeooo:paragraph-rsid="00185d3b" style:font-weight-asian="bold" style:font-weight-complex="bold"/>
    </style:style>
    <style:style style:name="P7" style:family="paragraph" style:parent-style-name="Standard">
      <style:text-properties officeooo:rsid="001aa3c9" officeooo:paragraph-rsid="001a19c4"/>
    </style:style>
    <style:style style:name="P8" style:family="paragraph" style:parent-style-name="Standard">
      <style:text-properties officeooo:rsid="001aa3c9" officeooo:paragraph-rsid="001aa3c9"/>
    </style:style>
    <style:style style:name="P9" style:family="paragraph" style:parent-style-name="Standard">
      <style:text-properties officeooo:rsid="0015f133" officeooo:paragraph-rsid="001a19c4"/>
    </style:style>
    <style:style style:name="P10" style:family="paragraph" style:parent-style-name="Standard">
      <style:text-properties officeooo:rsid="0015f133" officeooo:paragraph-rsid="001aa3c9"/>
    </style:style>
    <style:style style:name="T1" style:family="text">
      <style:text-properties officeooo:rsid="0018c51d"/>
    </style:style>
    <style:style style:name="T2" style:family="text">
      <style:text-properties officeooo:rsid="001a19c4"/>
    </style:style>
    <style:style style:name="T3" style:family="text">
      <style:text-properties officeooo:rsid="002a7a6b"/>
    </style:style>
    <style:style style:name="T4" style:family="text">
      <style:text-properties officeooo:rsid="001aa3c9"/>
    </style:style>
    <style:style style:name="T5" style:family="text">
      <style:text-properties officeooo:rsid="001b63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irst Summer Experiment Notes</text:p>
      <text:p text:style-name="P1"/>
      <text:p text:style-name="P1"/>
      <text:p text:style-name="P5">General Notes:</text:p>
      <text:p text:style-name="P2"/>
      <text:p text:style-name="P4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7"/>
      <text:p text:style-name="P3"/>
      <text:p text:style-name="P4">8-14. Scales 1-4 logging.</text:p>
      <text:p text:style-name="P4">8-21. Wind sensors logging.</text:p>
      <text:p text:style-name="P3">8-22. Scales 5-8 logging.</text:p>
      <text:p text:style-name="P10">8-23. Psychrometers placed on all <text:span text:style-name="T4">treatments. </text:span></text:p>
      <text:p text:style-name="P3">8-24. All 12 plants on scales logging.</text:p>
      <text:p text:style-name="P8">8-24. Treatments began. Irrigation on at <text:span text:style-name="T5">~18:00 (MST) each day.</text:span></text:p>
      <text:p text:style-name="P3"/>
      <text:p text:style-name="P3"/>
      <text:p text:style-name="P3"/>
      <text:p text:style-name="P3"/>
      <text:p text:style-name="P6">Scales <text:span text:style-name="T2">data</text:span>:</text:p>
      <text:p text:style-name="P1"/>
      <text:p text:style-name="P1"><text:span text:style-name="T2">Scales </text:span>1-4 in moderate trt, 5-8 in fully-watered trt <text:span text:style-name="T1">(?? diagram says dry trt) need to check data.</text:span> </text:p>
      <text:p text:style-name="P1"/>
      <text:p text:style-name="P1">**Todo: Infer treatment start date from scale data &amp; get old notebook from offi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2:33:17.199761582</meta:creation-date>
    <dc:date>2020-05-05T12:14:53.104255917</dc:date>
    <meta:editing-duration>PT3H38M27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13" meta:word-count="109" meta:character-count="637" meta:non-whitespace-character-count="539"/>
  </office:meta>
</office:document-meta>
</file>